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1" style:family="text">
      <style:text-properties officeooo:rsid="00082ef5"/>
    </style:style>
    <style:style style:name="T2" style:family="text">
      <style:text-properties fo:color="#c9211e" loext:opacity="100%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ostrar Numeros: </text:span><text:line-break/><text:span text:style-name="T2"><text:line-break/>Análisis:</text:span></text:p>
      <text:p text:style-name="Standard"/>
      <text:p text:style-name="Standard"><text:span text:style-name="T3">Datos de entrada</text:span>: Un número entero n (el número hasta el cual se mostrarán los números).</text:p>
      <text:p text:style-name="Standard"><text:span text:style-name="T3">Proceso</text:span>: Mostrar todos los números desde 0 hasta n.</text:p>
      <text:p text:style-name="Standard"><text:span text:style-name="T3">Salida:</text:span> Los números desde 0 hasta n.<text:line-break/><text:line-break/><text:line-break/><text:span text:style-name="T1">Pseudocódigo:<text:line-break/></text:span><text:line-break/>Algoritmo MostrarNumeros</text:p>
      <text:p text:style-name="Standard"><text:s text:c="3"/>Definir n Como Entero;</text:p>
      <text:p text:style-name="Standard"><text:s text:c="3"/>Escribir "Ingrese un número: ";</text:p>
      <text:p text:style-name="Standard"><text:s text:c="3"/>Leer n;</text:p>
      <text:p text:style-name="Standard"><text:s text:c="3"/>Para i &lt;- 0 Hasta n Hacer</text:p>
      <text:p text:style-name="Standard"><text:s text:c="6"/>Escribir i;</text:p>
      <text:p text:style-name="Standard"><text:s text:c="3"/>Fin Para</text:p>
      <text:p text:style-name="Standard">FinAlgorit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29:22.002000000</meta:creation-date>
    <dc:date>2024-05-26T23:31:57.538000000</dc:date>
    <meta:editing-duration>PT2M35S</meta:editing-duration>
    <meta:editing-cycles>1</meta:editing-cycles>
    <meta:document-statistic meta:table-count="0" meta:image-count="0" meta:object-count="0" meta:page-count="1" meta:paragraph-count="11" meta:word-count="61" meta:character-count="382" meta:non-whitespace-character-count="306"/>
    <meta:generator>LibreOffice/24.2.3.2$Windows_X86_64 LibreOffice_project/433d9c2ded56988e8a90e6b2e771ee4e6a5ab2ba</meta:generator>
  </office:meta>
</office:document-meta>
</file>